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PM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fo:padding="0.71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corpion1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number-columns-repeated="5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1110000" calcext:value-type="string">
            <text:p>0111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10001000" calcext:value-type="string">
            <text:p>1000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number-columns-repeated="2"/>
          <table:table-cell table:style-name="ce3"/>
          <table:table-cell table:number-columns-repeated="5"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0010000" calcext:value-type="string">
            <text:p>100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number-columns-repeated="8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10000000" calcext:value-type="string">
            <text:p>1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number-columns-repeated="4"/>
          <table:table-cell table:style-name="ce3" table:number-columns-repeated="2"/>
          <table:table-cell table:number-columns-repeated="2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10000011" calcext:value-type="string">
            <text:p>10000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table:number-columns-repeated="5"/>
          <table:table-cell/>
          <table:table-cell table:style-name="ce3"/>
          <table:table-cell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1111111" calcext:value-type="string">
            <text:p>01111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number-columns-repeated="8"/>
          <table:table-cell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11111110" calcext:value-type="string">
            <text:p>11111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table:number-columns-repeated="5"/>
          <table:table-cell table:number-columns-repeated="3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1111100" calcext:value-type="string">
            <text:p>01111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Default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10101010" calcext:value-type="string">
            <text:p>10101010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</table:table>
      <table:table table:name="Scorpion2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0000" calcext:value-type="string">
            <text:p>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table:number-columns-repeated="3"/>
          <table:table-cell table:number-columns-repeated="5"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1110000" calcext:value-type="string">
            <text:p>0111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number-columns-repeated="3"/>
          <table:table-cell table:style-name="ce3"/>
          <table:table-cell table:number-columns-repeated="4"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0001000" calcext:value-type="string">
            <text:p>1000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number-columns-repeated="2"/>
          <table:table-cell table:style-name="ce3"/>
          <table:table-cell table:number-columns-repeated="5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10010000" calcext:value-type="string">
            <text:p>1001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Default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10000011" calcext:value-type="string">
            <text:p>10000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table:number-columns-repeated="5"/>
          <table:table-cell/>
          <table:table-cell table:style-name="ce3"/>
          <table:table-cell table:style-name="Default"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1111111" calcext:value-type="string">
            <text:p>01111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number-columns-repeated="8"/>
          <table:table-cell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11111110" calcext:value-type="string">
            <text:p>11111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table:number-columns-repeated="5"/>
          <table:table-cell table:number-columns-repeated="3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1111100" calcext:value-type="string">
            <text:p>01111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Default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1000100" calcext:value-type="string">
            <text:p>01000100</text:p>
          </table:table-cell>
        </table:table-row>
        <table:table-row table:style-name="ro2" table:number-rows-repeated="2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6P0" style:volatile="true">
      <number:text>$ </number:text>
      <number:number number:decimal-places="0" loext:min-decimal-places="0" number:min-integer-digits="1" number:grouping="true"/>
    </number:number-style>
    <number:number-style style:name="N106">
      <number:text>-$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-00-0000</text:date>, <text:time style:data-style-name="N2" text:time-value="12:33:56.1303867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9:09:17.886474231</meta:creation-date>
    <dc:date>2019-05-18T12:52:47.923460098</dc:date>
    <meta:editing-duration>PT52M15S</meta:editing-duration>
    <meta:editing-cycles>10</meta:editing-cycles>
    <meta:generator>LibreOffice/5.2.7.2$Linux_X86_64 LibreOffice_project/20m0$Build-2</meta:generator>
    <meta:document-statistic meta:table-count="2" meta:cell-count="54" meta:object-count="0"/>
  </office:meta>
</office:document-meta>
</file>

<file path=Basic/Standard/PM.xml><?xml version="1.0" encoding="utf-8"?>
<!DOCTYPE module  PUBLIC '-//OpenOffice.org//DTD OfficeDocument 1.0//EN'  'module.dtd'>
<script:module xmlns:script="http://openoffice.org/2000/script" script:name="PM" script:language="StarBasic">Function getCellBackColorRGB( strCellAddress$ ) As Long
    Dim oSheet As Object : oSheet = ThisComponent.CurrentController.ActiveSheet
    Dim oCell  As Object : oCell  = oSheet.getCellRangeByName( strCellAddress )
    getCellBackColorRGB  = oCell.CellBackColor
End Function

Function getCellBackColorHEX( strCellAddress$ ) As String
    Dim oSheet As Object : oSheet = ThisComponent.CurrentController.ActiveSheet
    Dim oCell  As Object : oCell  = oSheet.getCellRangeByName( strCellAddress )
    getCellBackColorHEX  = RGBtoHEX( oCell.CellBackColor )
End Function
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Function GetPM( cel$ , pm%) As String
	dim color
	color =  getCellBackColorHEX( cel )
'	msgbox color 
	if pm = 2 and (color = "FF0000" or color = "FFCC99") then 
	   color = "1"
    elseif pm = 3 and (color = "FFFF00" or color = "FFCC99") then 
       color = "1" 
	else 
	   color = "0"
	end if 
	GetPM = color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